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Igreja Batista Gêtsemani - Vaso Novo</text:p>
      <text:p text:style-name="Standard"></text:p>
      <text:p text:style-name="Standard"><text:span text:style-name="T1">Intro:</text:span> D <text:s/>G <text:s/>A G A</text:p>
      <text:p text:style-name="Standard"></text:p>
      <text:p text:style-name="Standard">D <text:s text:c="9"/>G</text:p>
      <text:p text:style-name="Standard"><text:s/>A tua presença é</text:p>
      <text:p text:style-name="Standard">A <text:s text:c="9"/>G <text:s text:c="11"/>D <text:s text:c="2"/>G A G</text:p>
      <text:p text:style-name="Standard"><text:s/>Mais preciosa do que o ouro</text:p>
      <text:p text:style-name="Standard">D <text:s text:c="9"/>G</text:p>
      <text:p text:style-name="Standard"><text:s/>A tua presença é</text:p>
      <text:p text:style-name="Standard">A <text:s text:c="11"/>G <text:s text:c="10"/>D <text:s text:c="2"/>G A G</text:p>
      <text:p text:style-name="Standard"><text:s/>Socorro presente na angústia</text:p>
      <text:p text:style-name="Standard"></text:p>
      <text:p text:style-name="Standard">D <text:s text:c="7"/>G</text:p>
      <text:p text:style-name="Standard"><text:s/>Conheces o meu andar</text:p>
      <text:p text:style-name="Standard">A <text:s text:c="13"/>G <text:s text:c="12"/>D <text:s text:c="2"/>G A G</text:p>
      <text:p text:style-name="Standard"><text:s/>Sabes quando deito ou me levanto</text:p>
      <text:p text:style-name="Standard">D <text:s text:c="7"/>G</text:p>
      <text:p text:style-name="Standard"><text:s/>Conheces meu coração</text:p>
      <text:p text:style-name="Standard">A <text:s text:c="3"/>G <text:s text:c="20"/>D <text:s/>G A</text:p>
      <text:p text:style-name="Standard"><text:s text:c="3"/>Sabes dos meus intentos</text:p>
      <text:p text:style-name="Standard"><text:s/>D <text:s text:c="7"/><text:tab/>G <text:s text:c="17"/>A</text:p>
      <text:p text:style-name="Standard"><text:s/>Toma minha vida em tuas mãos</text:p>
      <text:p text:style-name="Standard"><text:s text:c="6"/>G <text:s text:c="5"/>A</text:p>
      <text:p text:style-name="Standard"><text:s/>E me faz de novo</text:p>
      <text:p text:style-name="Standard"><text:s/>D <text:s text:c="7"/>G <text:s text:c="4"/>A</text:p>
      <text:p text:style-name="Standard"><text:s/>Vaso novo eu quero ser</text:p>
      <text:p text:style-name="Standard"><text:s text:c="5"/>G <text:s text:c="6"/>A</text:p>
      <text:p text:style-name="Standard"><text:s/>O mais precioso</text:p>
      <text:p text:style-name="Standard"></text:p>
      <text:p text:style-name="Standard"><text:s/>D <text:s text:c="7"/>G <text:s text:c="8"/>A</text:p>
      <text:p text:style-name="Standard"><text:s/>Toma minha vida em tuas mãos</text:p>
      <text:p text:style-name="Standard"><text:s text:c="13"/>G <text:s text:c="12"/>Em</text:p>
      <text:p text:style-name="Standard"><text:s/>Pra que eu possa sempre te adorar</text:p>
      <text:p text:style-name="Standard"><text:s text:c="5"/>A</text:p>
      <text:p text:style-name="Standard"><text:s/>E te entregar</text:p>
      <text:p text:style-name="Standard"><text:s text:c="10"/>Intro</text:p>
      <text:p text:style-name="Standard"><text:s/>A minha vida</text:p>
      <text:p text:style-name="Standard"></text:p>
      <text:p text:style-name="Standard"><text:s/>Final: D</text:p>
      <text:p text:style-name="Standard"></text:p>
      <text:p text:style-name="Standard">----------------- Acordes -----------------</text:p>
      <text:p text:style-name="Standard"/>
      <text:p text:style-name="Standard">D = X X 0 2 3 2</text:p>
      <text:p text:style-name="Standard"/>
      <text:p text:style-name="Standard">A = X 0 2 2 2 0</text:p>
      <text:p text:style-name="Standard">G = 3 2 0 0 0 3</text:p>
      <text:p text:style-name="Standard">Em = 0 2 2 0 0 0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5T22:31:42</meta:creation-date>
    <dc:date>2016-04-15T22:46:25</dc:date>
    <meta:editing-duration>PT14M45S</meta:editing-duration>
    <meta:editing-cycles>4</meta:editing-cycles>
    <meta:generator>OpenOffice/4.1.2$Linux OpenOffice.org_project/412m3$Build-9782</meta:generator>
    <meta:document-statistic meta:table-count="0" meta:image-count="0" meta:object-count="0" meta:page-count="1" meta:paragraph-count="46" meta:word-count="170" meta:character-count="909"/>
  </office:meta>
</office:document-meta>
</file>